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aeb" officeooo:paragraph-rsid="00149aeb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49aeb" officeooo:paragraph-rsid="00149aeb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51cm" fo:margin-right="0cm" fo:text-align="end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lication de texte</text:p>
      <text:p text:style-name="P1"/>
      <text:p text:style-name="Standard"/>
      <text:p text:style-name="Standard"/>
      <text:p text:style-name="Standard"/>
      <text:p text:style-name="P4"><text:tab/>« Nous ne nous tenons jamais au temps présent. Nous anticipons l'avenir comme trop lent à venir, comme pour hâter son cours ; ou nous rappelons le passé pour l'arrêter comme trop prompt : si imprudents, que nous errons dans les temps qui ne sont point nôtres, et ne pensons point au seul qui nous appartient ; et si vains, que nous songeons à ceux qui ne sont rien, et échappons<text:note text:id="ftn0" text:note-class="footnote"><text:note-citation>1</text:note-citation><text:note-body><text:p text:style-name="Footnote">Et nous laissons échapper.</text:p></text:note-body></text:note> sans réflexion le seul qui subsiste. C'est que le présent, d'ordinaire, nous blesse. Nous le cachons à notre vue, parce qu'il nous afflige ; et, s'il nous est agréable, nous regrettons de le voir échapper. Nous tâchons de le soutenir par l'avenir, et pensons à disposer les choses qui ne sont pas en notre puissance pour un temps où nous n'avons aucune assurance d'arriver.</text:p>
      <text:p text:style-name="P4"><text:tab/>Que chacun examine ses pensées, il les trouvera toutes occupées au passé et à l'avenir. Nous ne pensons presque point au présent ; et, si nous y pensons, ce n'est que pour en prendre la lumière pour disposer de l'avenir. Le présent n'est jamais notre fin : le passé et le présent sont nos moyens ; le seul avenir est notre fin. Ainsi nous ne vivons jamais, mais nous espérons de vivre ; et, nous disposant toujours à être heureux, il est inévitable que nous ne le soyons jamais. »</text:p>
      <text:p text:style-name="P3"/>
      <text:p text:style-name="P5">Pascal, <text:span text:style-name="T1">Pensées</text:span>, (Ed. Brunschvicg, 172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6T09:21:41.752000000</meta:creation-date>
    <dc:date>2021-05-06T17:59:38.470000000</dc:date>
    <meta:editing-duration>PT7H22M44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237" meta:character-count="1321" meta:non-whitespace-character-count="1087"/>
  </office:meta>
</office:document-meta>
</file>